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act.getLa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ct.setLastName( String la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ct.getFir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ct.getEm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ct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c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ct.setFirstName( String fir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ct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ct.setEmail( String e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ct.getPh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ct.setPhone( String ph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